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ext-properties style:font-name="Linux Biolinum O"/>
    </style:style>
    <style:style style:name="ce137" style:family="table-cell" style:parent-style-name="Default">
      <style:text-properties fo:font-weight="bold" style:font-weight-asian="bold" style:font-weight-complex="bold"/>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3"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3"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 COS301 10,00</text:p>
            <text:p>- FILM</text:p>
            <text:p>- 18,30 Film class</text:p>
          </table:table-cell>
          <table:table-cell table:number-columns-repeated="5"/>
          <table:table-cell office:value-type="string" calcext:value-type="string">
            <text:p>- FILM DUE</text:p>
          </table:table-cell>
          <table:table-cell table:number-columns-repeated="1009"/>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9:'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23:30:19.75948913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6T23:33:01.573429723</dc:date>
    <meta:creation-date>2016-09-05T22:47:24Z</meta:creation-date>
    <meta:editing-cycles>1221</meta:editing-cycles>
    <meta:editing-duration>P24DT8H50M50S</meta:editing-duration>
    <meta:generator>LibreOffice/5.2.7.2$Linux_X86_64 LibreOffice_project/20m0$Build-2</meta:generator>
    <meta:document-statistic meta:table-count="4" meta:cell-count="3902" meta:object-count="0"/>
  </office:meta>
</office:document-meta>
</file>